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solid" draw:fill-color="#ffff00" draw:opacity="50%" draw:textarea-horizontal-align="center" draw:textarea-vertical-align="middle" fo:padding-top="0.15cm" fo:padding-bottom="0.15cm" fo:padding-left="0.275cm" fo:padding-right="0.275cm" draw:shadow-opacity="50%" loext:decorative="false"/>
    </style:style>
    <style:style style:name="gr2" style:family="graphic" style:parent-style-name="standard">
      <style:graphic-properties svg:stroke-color="#800000" draw:fill-color="#c0c0c0" draw:opacity="10%" draw:textarea-horizontal-align="center" draw:textarea-vertical-align="middle" draw:shadow-opacity="10%" loext:decorative="false"/>
    </style:style>
    <style:style style:name="gr3" style:family="graphic" style:parent-style-name="standard">
      <style:graphic-properties svg:stroke-width="0.05cm" draw:marker-start-width="0.38cm" draw:marker-end-width="0.38cm" draw:fill-color="#ffffff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fill-color="#e6e6e6" draw:textarea-horizontal-align="center" draw:textarea-vertical-align="middle" loext:decorative="false"/>
    </style:style>
    <style:style style:name="gr5" style:family="graphic" style:parent-style-name="Widerstandswert">
      <style:graphic-properties loext:decorative="false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true" style:shrink-to-fit="false" fo:min-height="0.4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75cm" fo:min-width="1.322cm" loext:decorative="false"/>
      <style:paragraph-properties style:writing-mode="lr-tb"/>
    </style:style>
    <style:style style:name="gr9" style:family="graphic" style:parent-style-name="standard">
      <style:graphic-properties draw:marker-start="Small_20_Arrow" draw:marker-start-width="0.14cm" draw:marker-end="Small_20_Arrow" draw:marker-end-width="0.14cm" draw:textarea-horizontal-align="center" draw:textarea-vertical-align="middle" loext:decorative="false"/>
    </style:style>
    <style:style style:name="gr10" style:family="graphic" style:parent-style-name="objectwithoutfill">
      <style:graphic-properties svg:stroke-width="0.02cm" draw:marker-start-width="0.36cm" draw:marker-end-width="0.36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1" style:family="graphic" style:parent-style-name="standard">
      <style:graphic-properties draw:fill-color="#000000" draw:textarea-horizontal-align="center" draw:textarea-vertical-align="middle" loext:decorative="false"/>
    </style:style>
    <style:style style:name="gr12" style:family="graphic" style:parent-style-name="standard">
      <style:graphic-properties draw:marker-start="Small_20_Arrow" draw:marker-start-width="0.12cm" draw:marker-end="Small_20_Arrow" draw:marker-end-width="0.12cm" draw:textarea-horizontal-align="center" draw:textarea-vertical-align="middle" loext:decorative="false"/>
    </style:style>
    <style:style style:name="gr13" style:family="graphic" style:parent-style-name="standard">
      <style:graphic-properties draw:marker-start="Small_20_Arrow" draw:marker-start-width="0.15cm" draw:marker-end="" draw:marker-end-width="0.15cm" draw:textarea-horizontal-align="center" draw:textarea-vertical-align="middle" loext:decorative="false"/>
    </style:style>
    <style:style style:name="gr14" style:family="graphic" style:parent-style-name="standard">
      <style:graphic-properties draw:marker-start="Small_20_Arrow" draw:marker-start-width="0.15cm" draw:marker-end="Small_20_Arrow" draw:marker-end-width="0.15cm" draw:textarea-horizontal-align="center" draw:textarea-vertical-align="middle" loext:decorative="false"/>
    </style:style>
    <style:style style:name="gr15" style:family="graphic" style:parent-style-name="objectwithoutfill">
      <style:graphic-properties draw:fill="none" draw:textarea-horizontal-align="center" draw:textarea-vertical-align="middle" loext:decorative="false"/>
    </style:style>
    <style:style style:name="gr16" style:family="graphic" style:parent-style-name="objectwithoutfill">
      <style:graphic-properties svg:stroke-width="0.02cm" draw:marker-start-width="0.34cm" draw:marker-end-width="0.34cm" draw:fill="none" draw:textarea-horizontal-align="center" draw:textarea-vertical-align="middle" fo:padding-top="0.135cm" fo:padding-bottom="0.135cm" fo:padding-left="0.26cm" fo:padding-right="0.26cm" loext:decorative="false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8" style:family="graphic" style:parent-style-name="Widerstandswert">
      <style:graphic-properties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cm" fo:min-width="0cm" draw:shadow-opacity="0%" loext:decorative="false"/>
    </style:style>
    <style:style style:name="gr20" style:family="graphic" style:parent-style-name="standard">
      <style:graphic-properties draw:fill="solid" draw:fill-color="#cccccc" draw:opacity="100%" draw:textarea-horizontal-align="center" draw:textarea-vertical-align="middle" draw:shadow-opacity="100%" loext:decorative="false"/>
    </style:style>
    <style:style style:name="gr21" style:family="graphic" style:parent-style-name="standard">
      <style:graphic-properties draw:fill="solid" draw:fill-color="#cccccc" draw:textarea-horizontal-align="center" draw:textarea-vertical-align="middle" loext:decorative="false"/>
    </style:style>
    <style:style style:name="P1" style:family="paragraph">
      <loext:graphic-properties draw:fill="solid" draw:fill-color="#ffff00" draw:opacity="50%"/>
      <style:paragraph-properties fo:text-align="center"/>
    </style:style>
    <style:style style:name="P2" style:family="paragraph">
      <loext:graphic-properties draw:fill-color="#c0c0c0" draw:opacity="1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6e6e6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ffffff" draw:opacity="0%"/>
      <style:paragraph-properties fo:text-align="center"/>
    </style:style>
    <style:style style:name="P11" style:family="paragraph">
      <loext:graphic-properties draw:fill="solid" draw:fill-color="#cccccc" draw:opacity="100%"/>
      <style:paragraph-properties fo:text-align="center"/>
    </style:style>
    <style:style style:name="P12" style:family="paragraph">
      <loext:graphic-properties draw:fill="solid"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9.049cm" svg:height="3.198cm" svg:x="3.95cm" svg:y="2.7cm" svg:viewBox="0 0 9050 3199" draw:points="9050,2099 250,3199 0,1200 2350,500 6350,0 8800,0">
          <text:p/>
        </draw:polygon>
        <draw:rect draw:style-name="gr2" draw:text-style-name="P2" draw:layer="layout" svg:width="11.1cm" svg:height="1.6cm" svg:x="3cm" svg:y="5.601cm">
          <text:p/>
        </draw:rect>
        <draw:polygon draw:style-name="gr3" draw:text-style-name="P3" draw:layer="layout" svg:width="8.999cm" svg:height="2.399cm" svg:x="7.1cm" svg:y="19.4cm" svg:viewBox="0 0 9000 2400" draw:points="9000,2400 0,2400 0,500 2000,0 7000,0 9000,500">
          <text:p/>
        </draw:polygon>
        <draw:polygon draw:style-name="gr4" draw:text-style-name="P4" draw:layer="layout" svg:width="6.991cm" svg:height="0.9cm" svg:x="8.108cm" svg:y="20.7cm" svg:viewBox="0 0 6992 901" draw:points="6992,900 0,901 0,401 1900,1 4992,0 6992,400">
          <text:p/>
        </draw:polygon>
        <draw:frame draw:style-name="gr5" draw:layer="layout" svg:width="2.68cm" svg:height="0.7cm" svg:x="10.408cm" svg:y="20.801cm">
          <draw:text-box>
            <text:p>(70,4 x 11,8)</text:p>
          </draw:text-box>
        </draw:frame>
        <draw:frame draw:style-name="gr5" draw:layer="layout" svg:width="1.36cm" svg:height="0.7cm" svg:x="15.54cm" svg:y="22.4cm">
          <draw:text-box>
            <text:p>(16,6)</text:p>
          </draw:text-box>
        </draw:frame>
        <draw:frame draw:style-name="gr5" draw:layer="layout" svg:width="1.1cm" svg:height="0.6cm" svg:x="11.2cm" svg:y="21.8cm">
          <draw:text-box>
            <text:p>(111)</text:p>
          </draw:text-box>
        </draw:frame>
        <draw:line draw:style-name="gr6" draw:text-style-name="P5" draw:layer="layout" svg:x1="6.008cm" svg:y1="24.901cm" svg:x2="6cm" svg:y2="23.3cm">
          <text:p/>
        </draw:line>
        <draw:line draw:style-name="gr6" draw:text-style-name="P5" draw:layer="layout" svg:x1="8.108cm" svg:y1="21.501cm" svg:x2="8.1cm" svg:y2="24.9cm">
          <text:p/>
        </draw:line>
        <draw:frame draw:style-name="gr5" draw:layer="layout" svg:width="0.7cm" svg:height="0.6cm" svg:x="6.708cm" svg:y="24.301cm">
          <draw:text-box>
            <text:p>21</text:p>
          </draw:text-box>
        </draw:frame>
        <draw:line draw:style-name="gr6" draw:text-style-name="P5" draw:layer="layout" svg:x1="6cm" svg:y1="21.5cm" svg:x2="6cm" svg:y2="18.3cm">
          <text:p/>
        </draw:line>
        <draw:frame draw:style-name="gr5" draw:layer="layout" svg:width="0.82cm" svg:height="0.7cm" svg:x="7.708cm" svg:y="17.801cm">
          <draw:text-box>
            <text:p>20</text:p>
          </draw:text-box>
        </draw:frame>
        <draw:frame draw:style-name="gr7" draw:text-style-name="P6" draw:layer="layout" svg:width="4.82cm" svg:height="0.7cm" svg:x="8.808cm" svg:y="22.401cm">
          <draw:text-box>
            <text:p><text:span text:style-name="T1">für rechte Weiche 9179</text:span></text:p>
          </draw:text-box>
        </draw:frame>
        <draw:frame draw:style-name="gr8" draw:text-style-name="P6" draw:layer="layout" svg:width="1.822cm" svg:height="0.725cm" draw:transform="rotate (1.5707963267949) translate (6.888cm 23.423cm)">
          <draw:text-box>
            <text:p><text:span text:style-name="T1">Zunge</text:span></text:p>
          </draw:text-box>
        </draw:frame>
        <draw:line draw:style-name="gr9" draw:text-style-name="P5" draw:layer="layout" svg:x1="8.108cm" svg:y1="24.801cm" svg:x2="6.008cm" svg:y2="24.801cm">
          <text:p/>
        </draw:line>
        <draw:line draw:style-name="gr10" draw:text-style-name="P7" draw:layer="layout" svg:x1="2.5cm" svg:y1="22.4cm" svg:x2="5.8cm" svg:y2="22.4cm">
          <text:p/>
        </draw:line>
        <draw:circle draw:style-name="gr11" draw:text-style-name="P8" draw:layer="layout" svg:width="0.02cm" svg:height="0.02cm" svg:x="5.89cm" svg:y="22.39cm">
          <text:p/>
        </draw:circle>
        <draw:line draw:style-name="gr10" draw:text-style-name="P7" draw:layer="layout" svg:x1="5.996cm" svg:y1="22.4cm" svg:x2="6.796cm" svg:y2="22.4cm">
          <text:p/>
        </draw:line>
        <draw:circle draw:style-name="gr11" draw:text-style-name="P8" draw:layer="layout" svg:width="0.02cm" svg:height="0.02cm" svg:x="6.886cm" svg:y="22.39cm">
          <text:p/>
        </draw:circle>
        <draw:line draw:style-name="gr10" draw:text-style-name="P7" draw:layer="layout" svg:x1="6.996cm" svg:y1="22.4cm" svg:x2="7.796cm" svg:y2="22.4cm">
          <text:p/>
        </draw:line>
        <draw:circle draw:style-name="gr11" draw:text-style-name="P8" draw:layer="layout" svg:width="0.02cm" svg:height="0.02cm" svg:x="7.886cm" svg:y="22.39cm">
          <text:p/>
        </draw:circle>
        <draw:line draw:style-name="gr10" draw:text-style-name="P7" draw:layer="layout" svg:x1="7.996cm" svg:y1="22.4cm" svg:x2="8.796cm" svg:y2="22.4cm">
          <text:p/>
        </draw:line>
        <draw:circle draw:style-name="gr11" draw:text-style-name="P8" draw:layer="layout" svg:width="0.02cm" svg:height="0.02cm" svg:x="8.886cm" svg:y="22.39cm">
          <text:p/>
        </draw:circle>
        <draw:line draw:style-name="gr10" draw:text-style-name="P7" draw:layer="layout" svg:x1="8.996cm" svg:y1="22.4cm" svg:x2="9.796cm" svg:y2="22.4cm">
          <text:p/>
        </draw:line>
        <draw:circle draw:style-name="gr11" draw:text-style-name="P8" draw:layer="layout" svg:width="0.02cm" svg:height="0.02cm" svg:x="9.886cm" svg:y="22.39cm">
          <text:p/>
        </draw:circle>
        <draw:line draw:style-name="gr10" draw:text-style-name="P7" draw:layer="layout" svg:x1="9.992cm" svg:y1="22.4cm" svg:x2="10.792cm" svg:y2="22.4cm">
          <text:p/>
        </draw:line>
        <draw:circle draw:style-name="gr11" draw:text-style-name="P8" draw:layer="layout" svg:width="0.02cm" svg:height="0.02cm" svg:x="10.882cm" svg:y="22.39cm">
          <text:p/>
        </draw:circle>
        <draw:line draw:style-name="gr10" draw:text-style-name="P7" draw:layer="layout" svg:x1="10.992cm" svg:y1="22.4cm" svg:x2="11.792cm" svg:y2="22.4cm">
          <text:p/>
        </draw:line>
        <draw:line draw:style-name="gr10" draw:text-style-name="P7" draw:layer="layout" svg:x1="12.996cm" svg:y1="22.4cm" svg:x2="13.796cm" svg:y2="22.4cm">
          <text:p/>
        </draw:line>
        <draw:circle draw:style-name="gr11" draw:text-style-name="P8" draw:layer="layout" svg:width="0.02cm" svg:height="0.02cm" svg:x="13.886cm" svg:y="22.39cm">
          <text:p/>
        </draw:circle>
        <draw:line draw:style-name="gr10" draw:text-style-name="P7" draw:layer="layout" svg:x1="13.992cm" svg:y1="22.4cm" svg:x2="14.792cm" svg:y2="22.4cm">
          <text:p/>
        </draw:line>
        <draw:circle draw:style-name="gr11" draw:text-style-name="P8" draw:layer="layout" svg:width="0.02cm" svg:height="0.02cm" svg:x="14.882cm" svg:y="22.39cm">
          <text:p/>
        </draw:circle>
        <draw:line draw:style-name="gr10" draw:text-style-name="P7" draw:layer="layout" svg:x1="14.992cm" svg:y1="22.4cm" svg:x2="15.792cm" svg:y2="22.4cm">
          <text:p/>
        </draw:line>
        <draw:circle draw:style-name="gr11" draw:text-style-name="P8" draw:layer="layout" svg:width="0.02cm" svg:height="0.02cm" svg:x="15.882cm" svg:y="22.39cm">
          <text:p/>
        </draw:circle>
        <draw:line draw:style-name="gr10" draw:text-style-name="P7" draw:layer="layout" svg:x1="11.992cm" svg:y1="22.4cm" svg:x2="12.792cm" svg:y2="22.4cm">
          <text:p/>
        </draw:line>
        <draw:circle draw:style-name="gr11" draw:text-style-name="P8" draw:layer="layout" svg:width="0.02cm" svg:height="0.02cm" svg:x="12.882cm" svg:y="22.39cm">
          <text:p/>
        </draw:circle>
        <draw:line draw:style-name="gr10" draw:text-style-name="P7" draw:layer="layout" svg:x1="15.992cm" svg:y1="22.4cm" svg:x2="16.792cm" svg:y2="22.4cm">
          <text:p/>
        </draw:line>
        <draw:circle draw:style-name="gr11" draw:text-style-name="P8" draw:layer="layout" svg:width="0.02cm" svg:height="0.02cm" svg:x="16.882cm" svg:y="22.39cm">
          <text:p/>
        </draw:circle>
        <draw:line draw:style-name="gr10" draw:text-style-name="P7" draw:layer="layout" svg:x1="16.9cm" svg:y1="22.4cm" svg:x2="17.9cm" svg:y2="22.4cm">
          <text:p/>
        </draw:line>
        <draw:circle draw:style-name="gr11" draw:text-style-name="P8" draw:layer="layout" svg:width="0.02cm" svg:height="0.02cm" svg:x="11.878cm" svg:y="22.39cm">
          <text:p/>
        </draw:circle>
        <draw:rect draw:style-name="gr2" draw:text-style-name="P2" draw:layer="layout" svg:width="11.1cm" svg:height="1.6cm" svg:x="6cm" svg:y="21.6cm">
          <text:p/>
        </draw:rect>
        <draw:line draw:style-name="gr12" draw:text-style-name="P5" draw:layer="layout" svg:x1="17.8cm" svg:y1="22.4cm" svg:x2="17.8cm" svg:y2="21.6cm">
          <text:p/>
        </draw:line>
        <draw:line draw:style-name="gr6" draw:text-style-name="P5" draw:layer="layout" svg:x1="7cm" svg:y1="21.8cm" svg:x2="4.9cm" svg:y2="21.8cm">
          <text:p/>
        </draw:line>
        <draw:line draw:style-name="gr13" draw:text-style-name="P5" draw:layer="layout" svg:x1="5cm" svg:y1="22.4cm" svg:x2="5cm" svg:y2="23cm">
          <text:p/>
        </draw:line>
        <draw:line draw:style-name="gr14" draw:text-style-name="P5" draw:layer="layout" svg:x1="5cm" svg:y1="21.801cm" svg:x2="5cm" svg:y2="19.9cm">
          <text:p/>
        </draw:line>
        <draw:line draw:style-name="gr6" draw:text-style-name="P5" draw:layer="layout" svg:x1="5cm" svg:y1="22.4cm" svg:x2="5cm" svg:y2="21.8cm">
          <text:p/>
        </draw:line>
        <draw:frame draw:style-name="gr5" draw:layer="layout" svg:width="0.528cm" svg:height="0.7cm" svg:x="4.4cm" svg:y="21.801cm">
          <draw:text-box>
            <text:p>6</text:p>
          </draw:text-box>
        </draw:frame>
        <draw:frame draw:style-name="gr5" draw:layer="layout" svg:width="0.528cm" svg:height="0.7cm" svg:x="17.9cm" svg:y="21.701cm">
          <draw:text-box>
            <text:p>8</text:p>
          </draw:text-box>
        </draw:frame>
        <draw:line draw:style-name="gr14" draw:text-style-name="P5" draw:layer="layout" svg:x1="15.5cm" svg:y1="23.2cm" svg:x2="15.5cm" svg:y2="21.6cm">
          <text:p/>
        </draw:line>
        <draw:line draw:style-name="gr6" draw:text-style-name="P5" draw:layer="layout" svg:x1="17.2cm" svg:y1="21.6cm" svg:x2="18cm" svg:y2="21.6cm">
          <text:p/>
        </draw:line>
        <draw:line draw:style-name="gr6" draw:text-style-name="P5" draw:layer="layout" svg:x1="8.8cm" svg:y1="19.4cm" svg:x2="2.5cm" svg:y2="19.4cm">
          <text:p/>
        </draw:line>
        <draw:frame draw:style-name="gr5" draw:layer="layout" svg:width="0.828cm" svg:height="0.7cm" svg:x="4.1cm" svg:y="20.501cm">
          <draw:text-box>
            <text:p>19</text:p>
          </draw:text-box>
        </draw:frame>
        <draw:line draw:style-name="gr6" draw:text-style-name="P5" draw:layer="layout" svg:x1="7cm" svg:y1="19.9cm" svg:x2="3.7cm" svg:y2="19.9cm">
          <text:p/>
        </draw:line>
        <draw:line draw:style-name="gr13" draw:text-style-name="P5" draw:layer="layout" svg:x1="5cm" svg:y1="19.301cm" svg:x2="5cm" svg:y2="18.6cm">
          <text:p/>
        </draw:line>
        <draw:line draw:style-name="gr6" draw:text-style-name="P5" draw:layer="layout" svg:x1="5cm" svg:y1="19.9cm" svg:x2="5cm" svg:y2="19.3cm">
          <text:p/>
        </draw:line>
        <draw:frame draw:style-name="gr5" draw:layer="layout" svg:width="0.528cm" svg:height="0.7cm" svg:x="4.4cm" svg:y="19.3cm">
          <draw:text-box>
            <text:p>5</text:p>
          </draw:text-box>
        </draw:frame>
        <draw:line draw:style-name="gr13" draw:text-style-name="P5" draw:layer="layout" svg:x1="6cm" svg:y1="18.4cm" svg:x2="5.4cm" svg:y2="18.4cm">
          <text:p/>
        </draw:line>
        <draw:line draw:style-name="gr15" draw:text-style-name="P7" draw:layer="layout" svg:x1="6cm" svg:y1="18.4cm" svg:x2="7.1cm" svg:y2="18.4cm">
          <text:p/>
        </draw:line>
        <draw:line draw:style-name="gr6" draw:text-style-name="P5" draw:layer="layout" svg:x1="7.1cm" svg:y1="19.7cm" svg:x2="7.1cm" svg:y2="17.5cm">
          <text:p/>
        </draw:line>
        <draw:line draw:style-name="gr14" draw:text-style-name="P5" draw:layer="layout" svg:x1="9.1cm" svg:y1="18.4cm" svg:x2="7.1cm" svg:y2="18.4cm">
          <text:p/>
        </draw:line>
        <draw:line draw:style-name="gr6" draw:text-style-name="P5" draw:layer="layout" svg:x1="9.1cm" svg:y1="19.3cm" svg:x2="9.1cm" svg:y2="18.3cm">
          <text:p/>
        </draw:line>
        <draw:line draw:style-name="gr14" draw:text-style-name="P5" draw:layer="layout" svg:x1="16.1cm" svg:y1="17.6cm" svg:x2="7.1cm" svg:y2="17.6cm">
          <text:p/>
        </draw:line>
        <draw:line draw:style-name="gr6" draw:text-style-name="P5" draw:layer="layout" svg:x1="16.1cm" svg:y1="21.5cm" svg:x2="16.1cm" svg:y2="17.5cm">
          <text:p/>
        </draw:line>
        <draw:frame draw:style-name="gr5" draw:layer="layout" svg:width="0.82cm" svg:height="0.7cm" svg:x="14.709cm" svg:y="17.802cm">
          <draw:text-box>
            <text:p>20</text:p>
          </draw:text-box>
        </draw:frame>
        <draw:line draw:style-name="gr14" draw:text-style-name="P5" draw:layer="layout" svg:x1="16.101cm" svg:y1="18.401cm" svg:x2="14.101cm" svg:y2="18.401cm">
          <text:p/>
        </draw:line>
        <draw:line draw:style-name="gr6" draw:text-style-name="P5" draw:layer="layout" svg:x1="14.1cm" svg:y1="19.3cm" svg:x2="14.101cm" svg:y2="18.301cm">
          <text:p/>
        </draw:line>
        <draw:line draw:style-name="gr14" draw:text-style-name="P5" draw:layer="layout" svg:x1="14.1cm" svg:y1="18.4cm" svg:x2="9.1cm" svg:y2="18.4cm">
          <text:p/>
        </draw:line>
        <draw:frame draw:style-name="gr5" draw:layer="layout" svg:width="0.82cm" svg:height="0.7cm" svg:x="11.108cm" svg:y="17.801cm">
          <draw:text-box>
            <text:p>50</text:p>
          </draw:text-box>
        </draw:frame>
        <draw:line draw:style-name="gr14" draw:text-style-name="P5" draw:layer="layout" svg:x1="9.6cm" svg:y1="21.802cm" svg:x2="9.6cm" svg:y2="19.4cm">
          <text:p/>
        </draw:line>
        <draw:frame draw:style-name="gr5" draw:layer="layout" svg:width="1.1cm" svg:height="0.7cm" svg:x="9.7cm" svg:y="19.702cm">
          <draw:text-box>
            <text:p>(24)</text:p>
          </draw:text-box>
        </draw:frame>
        <draw:line draw:style-name="gr14" draw:text-style-name="P5" draw:layer="layout" svg:x1="17.8cm" svg:y1="24.9cm" svg:x2="17.8cm" svg:y2="22.4cm">
          <text:p/>
        </draw:line>
        <draw:frame draw:style-name="gr5" draw:layer="layout" svg:width="0.828cm" svg:height="0.7cm" svg:x="17.9cm" svg:y="23.501cm">
          <draw:text-box>
            <text:p>25</text:p>
          </draw:text-box>
        </draw:frame>
        <draw:line draw:style-name="gr6" draw:text-style-name="P5" draw:layer="layout" svg:x1="16.8cm" svg:y1="24.9cm" svg:x2="17.9cm" svg:y2="24.9cm">
          <text:p/>
        </draw:line>
        <draw:polygon draw:style-name="gr2" draw:text-style-name="P2" draw:layer="layout" svg:width="6.699cm" svg:height="1.699cm" svg:x="10.6cm" svg:y="23.2cm" svg:viewBox="0 0 6700 1700" draw:points="0,0 5600,0 6700,300 6300,1700">
          <text:p/>
        </draw:polygon>
        <draw:line draw:style-name="gr14" draw:text-style-name="P5" draw:layer="layout" svg:x1="2.6cm" svg:y1="22.4cm" svg:x2="2.6cm" svg:y2="19.4cm">
          <text:p/>
        </draw:line>
        <draw:frame draw:style-name="gr5" draw:layer="layout" svg:width="0.828cm" svg:height="0.7cm" svg:x="1.738cm" svg:y="20.502cm">
          <draw:text-box>
            <text:p>30</text:p>
          </draw:text-box>
        </draw:frame>
        <draw:line draw:style-name="gr14" draw:text-style-name="P5" draw:layer="layout" svg:x1="3.8cm" svg:y1="22.4cm" svg:x2="3.8cm" svg:y2="19.9cm">
          <text:p/>
        </draw:line>
        <draw:frame draw:style-name="gr5" draw:layer="layout" svg:width="0.828cm" svg:height="0.7cm" svg:x="2.876cm" svg:y="20.502cm">
          <draw:text-box>
            <text:p>25</text:p>
          </draw:text-box>
        </draw:frame>
        <draw:line draw:style-name="gr6" draw:text-style-name="P5" draw:layer="layout" svg:x1="15.108cm" svg:y1="21.501cm" svg:x2="15.1cm" svg:y2="24.9cm">
          <text:p/>
        </draw:line>
        <draw:line draw:style-name="gr9" draw:text-style-name="P5" draw:layer="layout" svg:x1="15.1cm" svg:y1="24.8cm" svg:x2="8.108cm" svg:y2="24.801cm">
          <text:p/>
        </draw:line>
        <draw:frame draw:style-name="gr5" draw:layer="layout" svg:width="1.1cm" svg:height="0.6cm" svg:x="10.6cm" svg:y="24.301cm">
          <draw:text-box>
            <text:p>70,4</text:p>
          </draw:text-box>
        </draw:frame>
        <draw:frame draw:style-name="gr5" draw:layer="layout" svg:width="0.82cm" svg:height="0.7cm" svg:x="6.108cm" svg:y="17.801cm">
          <draw:text-box>
            <text:p>11</text:p>
          </draw:text-box>
        </draw:frame>
        <draw:frame draw:style-name="gr5" draw:layer="layout" svg:width="0.82cm" svg:height="0.7cm" svg:x="11.108cm" svg:y="17.001cm">
          <draw:text-box>
            <text:p>90</text:p>
          </draw:text-box>
        </draw:frame>
        <draw:line draw:style-name="gr6" draw:text-style-name="P5" draw:layer="layout" svg:x1="8.1cm" svg:y1="21cm" svg:x2="8.1cm" svg:y2="20.5cm">
          <text:p/>
        </draw:line>
        <draw:line draw:style-name="gr14" draw:text-style-name="P5" draw:layer="layout" svg:x1="8.1cm" svg:y1="20.6cm" svg:x2="7.1cm" svg:y2="20.6cm">
          <text:p/>
        </draw:line>
        <draw:frame draw:style-name="gr5" draw:layer="layout" svg:width="1.1cm" svg:height="0.7cm" svg:x="7.1cm" svg:y="19.902cm">
          <draw:text-box>
            <text:p>(10)</text:p>
          </draw:text-box>
        </draw:frame>
        <draw:frame draw:style-name="gr5" draw:layer="layout" svg:width="1.36cm" svg:height="0.7cm" svg:x="12.54cm" svg:y="6.401cm">
          <draw:text-box>
            <text:p>(16,5)</text:p>
          </draw:text-box>
        </draw:frame>
        <draw:frame draw:style-name="gr5" draw:layer="layout" svg:width="1.1cm" svg:height="0.6cm" svg:x="8.2cm" svg:y="5.801cm">
          <draw:text-box>
            <text:p>(111)</text:p>
          </draw:text-box>
        </draw:frame>
        <draw:line draw:style-name="gr6" draw:text-style-name="P5" draw:layer="layout" svg:x1="3cm" svg:y1="10.3cm" svg:x2="3cm" svg:y2="7.301cm">
          <text:p/>
        </draw:line>
        <draw:line draw:style-name="gr6" draw:text-style-name="P5" draw:layer="layout" svg:x1="5.208cm" svg:y1="4.402cm" svg:x2="5.2cm" svg:y2="5.5cm">
          <text:p/>
        </draw:line>
        <draw:frame draw:style-name="gr8" draw:text-style-name="P6" draw:layer="layout" svg:width="1.822cm" svg:height="0.725cm" draw:transform="rotate (1.5707963267949) translate (3.388cm 7.324cm)">
          <draw:text-box>
            <text:p><text:span text:style-name="T1">Zunge</text:span></text:p>
          </draw:text-box>
        </draw:frame>
        <draw:line draw:style-name="gr9" draw:text-style-name="P5" draw:layer="layout" svg:x1="5.2cm" svg:y1="4.5cm" svg:x2="3.008cm" svg:y2="4.502cm">
          <text:p/>
        </draw:line>
        <draw:line draw:style-name="gr10" draw:text-style-name="P7" draw:layer="layout" svg:x1="14.4cm" svg:y1="6.4cm" svg:x2="14.9cm" svg:y2="6.401cm">
          <text:p/>
        </draw:line>
        <draw:line draw:style-name="gr12" draw:text-style-name="P5" draw:layer="layout" svg:x1="14.8cm" svg:y1="6.401cm" svg:x2="14.8cm" svg:y2="5.601cm">
          <text:p/>
        </draw:line>
        <draw:line draw:style-name="gr6" draw:text-style-name="P5" draw:layer="layout" svg:x1="4.2cm" svg:y1="5.9cm" svg:x2="3.7cm" svg:y2="5.5cm">
          <text:p/>
        </draw:line>
        <draw:frame draw:style-name="gr5" draw:layer="layout" svg:width="0.528cm" svg:height="0.7cm" svg:x="14.9cm" svg:y="5.702cm">
          <draw:text-box>
            <text:p>8</text:p>
          </draw:text-box>
        </draw:frame>
        <draw:line draw:style-name="gr14" draw:text-style-name="P5" draw:layer="layout" svg:x1="12.5cm" svg:y1="7.201cm" svg:x2="12.5cm" svg:y2="5.601cm">
          <text:p/>
        </draw:line>
        <draw:line draw:style-name="gr6" draw:text-style-name="P5" draw:layer="layout" svg:x1="14.2cm" svg:y1="5.601cm" svg:x2="15cm" svg:y2="5.601cm">
          <text:p/>
        </draw:line>
        <draw:line draw:style-name="gr14" draw:text-style-name="P5" draw:layer="layout" svg:x1="14.8cm" svg:y1="8.8cm" svg:x2="14.8cm" svg:y2="6.401cm">
          <text:p/>
        </draw:line>
        <draw:frame draw:style-name="gr5" draw:layer="layout" svg:width="0.828cm" svg:height="0.7cm" svg:x="14.9cm" svg:y="7.502cm">
          <draw:text-box>
            <text:p>24</text:p>
          </draw:text-box>
        </draw:frame>
        <draw:line draw:style-name="gr6" draw:text-style-name="P5" draw:layer="layout" svg:x1="13.8cm" svg:y1="8.801cm" svg:x2="14.9cm" svg:y2="8.801cm">
          <text:p/>
        </draw:line>
        <draw:polygon draw:style-name="gr2" draw:text-style-name="P2" draw:layer="layout" svg:width="6.299cm" svg:height="1.6cm" svg:x="8cm" svg:y="7.2cm" svg:viewBox="0 0 6300 1601" draw:points="5600,0 6300,201 5900,1601 0,0">
          <text:p/>
        </draw:polygon>
        <draw:line draw:style-name="gr16" draw:text-style-name="P7" draw:layer="layout" svg:x1="2.606cm" svg:y1="6.401cm" svg:x2="3.406cm" svg:y2="6.401cm">
          <text:p/>
        </draw:line>
        <draw:custom-shape draw:style-name="gr17" draw:text-style-name="P9" draw:layer="layout" svg:width="0.02cm" svg:height="0.02cm" svg:x="3.496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3.6cm" svg:y1="6.4cm" svg:x2="4.4cm" svg:y2="6.4cm">
          <text:p/>
        </draw:line>
        <draw:custom-shape draw:style-name="gr17" draw:text-style-name="P9" draw:layer="layout" svg:width="0.02cm" svg:height="0.02cm" svg:x="4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4.6cm" svg:y1="6.4cm" svg:x2="5.4cm" svg:y2="6.4cm">
          <text:p/>
        </draw:line>
        <draw:custom-shape draw:style-name="gr17" draw:text-style-name="P9" draw:layer="layout" svg:width="0.02cm" svg:height="0.02cm" svg:x="5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5.6cm" svg:y1="6.4cm" svg:x2="6.4cm" svg:y2="6.4cm">
          <text:p/>
        </draw:line>
        <draw:custom-shape draw:style-name="gr17" draw:text-style-name="P9" draw:layer="layout" svg:width="0.02cm" svg:height="0.02cm" svg:x="6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6.6cm" svg:y1="6.4cm" svg:x2="7.4cm" svg:y2="6.4cm">
          <text:p/>
        </draw:line>
        <draw:custom-shape draw:style-name="gr17" draw:text-style-name="P9" draw:layer="layout" svg:width="0.02cm" svg:height="0.02cm" svg:x="7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7.6cm" svg:y1="6.4cm" svg:x2="8.4cm" svg:y2="6.4cm">
          <text:p/>
        </draw:line>
        <draw:custom-shape draw:style-name="gr17" draw:text-style-name="P9" draw:layer="layout" svg:width="0.02cm" svg:height="0.02cm" svg:x="8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8.6cm" svg:y1="6.4cm" svg:x2="9.4cm" svg:y2="6.4cm">
          <text:p/>
        </draw:line>
        <draw:custom-shape draw:style-name="gr17" draw:text-style-name="P9" draw:layer="layout" svg:width="0.02cm" svg:height="0.02cm" svg:x="9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9.6cm" svg:y1="6.4cm" svg:x2="10.391cm" svg:y2="6.4cm">
          <text:p/>
        </draw:line>
        <draw:custom-shape draw:style-name="gr17" draw:text-style-name="P9" draw:layer="layout" svg:width="0.02cm" svg:height="0.02cm" svg:x="10.48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0.6cm" svg:y1="6.4cm" svg:x2="11.4cm" svg:y2="6.4cm">
          <text:p/>
        </draw:line>
        <draw:custom-shape draw:style-name="gr17" draw:text-style-name="P9" draw:layer="layout" svg:width="0.02cm" svg:height="0.02cm" svg:x="11.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1.606cm" svg:y1="6.401cm" svg:x2="12.406cm" svg:y2="6.401cm">
          <text:p/>
        </draw:line>
        <draw:custom-shape draw:style-name="gr17" draw:text-style-name="P9" draw:layer="layout" svg:width="0.02cm" svg:height="0.02cm" svg:x="12.496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2.6cm" svg:y1="6.4cm" svg:x2="13.4cm" svg:y2="6.4cm">
          <text:p/>
        </draw:line>
        <draw:custom-shape draw:style-name="gr17" draw:text-style-name="P9" draw:layer="layout" svg:width="0.02cm" svg:height="0.02cm" svg:x="13.49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7" draw:layer="layout" svg:x1="13.6cm" svg:y1="6.4cm" svg:x2="14.4cm" svg:y2="6.4cm">
          <text:p/>
        </draw:line>
        <draw:frame draw:style-name="gr18" draw:layer="layout" svg:width="0.9cm" svg:height="0.603cm" svg:x="3.1cm" svg:y="4.9cm">
          <draw:text-box>
            <text:p>12/5</text:p>
          </draw:text-box>
        </draw:frame>
        <draw:frame draw:style-name="gr18" draw:layer="layout" svg:width="0.6cm" svg:height="0.504cm" svg:x="4.2cm" svg:y="4cm">
          <draw:text-box>
            <text:p>22</text:p>
          </draw:text-box>
        </draw:frame>
        <draw:frame draw:style-name="gr18" draw:layer="layout" svg:width="1.2cm" svg:height="0.603cm" svg:x="3.1cm" svg:y="3.201cm">
          <draw:text-box>
            <text:p>9,5/25</text:p>
          </draw:text-box>
        </draw:frame>
        <draw:frame draw:style-name="gr18" draw:layer="layout" svg:width="1.2cm" svg:height="0.603cm" svg:x="5.5cm" svg:y="2.602cm">
          <draw:text-box>
            <text:p>33/32</text:p>
          </draw:text-box>
        </draw:frame>
        <draw:frame draw:style-name="gr18" draw:layer="layout" svg:width="1.2cm" svg:height="0.603cm" svg:x="9.7cm" svg:y="2.103cm">
          <draw:text-box>
            <text:p>73/37</text:p>
          </draw:text-box>
        </draw:frame>
        <draw:frame draw:style-name="gr18" draw:layer="layout" svg:width="1.5cm" svg:height="0.603cm" svg:x="13.2cm" svg:y="4.504cm">
          <draw:text-box>
            <text:p>100/16</text:p>
          </draw:text-box>
        </draw:frame>
        <draw:frame draw:style-name="gr18" draw:layer="layout" svg:width="1.5cm" svg:height="0.603cm" svg:x="12.9cm" svg:y="2.297cm">
          <draw:text-box>
            <text:p>97,5/36</text:p>
          </draw:text-box>
        </draw:frame>
        <draw:polygon draw:style-name="gr2" draw:text-style-name="P2" draw:layer="layout" svg:width="6.299cm" svg:height="1.6cm" draw:transform="rotate (-3.14159265358979) translate (14.3cm 5.601cm)" svg:viewBox="0 0 6300 1601" draw:points="700,0 0,201 400,1601 6300,0">
          <text:p/>
        </draw:polygon>
        <draw:polygon draw:style-name="gr1" draw:text-style-name="P1" draw:layer="layout" svg:width="9.049cm" svg:height="3.198cm" draw:transform="rotate (-3.14159265358979) translate (13cm 10.099cm)" svg:viewBox="0 0 9050 3199" draw:points="0,2099 8800,3199 9050,1200 6700,500 2700,0 250,0">
          <text:p/>
        </draw:polygon>
        <draw:line draw:style-name="gr6" draw:text-style-name="P5" draw:layer="layout" svg:x1="3cm" svg:y1="5.501cm" svg:x2="3cm" svg:y2="2.1cm">
          <text:p/>
        </draw:line>
        <draw:frame draw:style-name="gr18" draw:layer="layout" svg:width="1.3cm" svg:height="0.603cm" svg:x="4.1cm" svg:y="8.402cm">
          <draw:text-box>
            <text:p>9,5/-25</text:p>
          </draw:text-box>
        </draw:frame>
        <draw:frame draw:style-name="gr18" draw:layer="layout" svg:width="1cm" svg:height="0.603cm" svg:x="4.2cm" svg:y="6.401cm">
          <draw:text-box>
            <text:p>12/-5</text:p>
          </draw:text-box>
        </draw:frame>
        <draw:frame draw:style-name="gr18" draw:layer="layout" svg:width="1.3cm" svg:height="0.603cm" svg:x="6.3cm" svg:y="9.003cm">
          <draw:text-box>
            <text:p>33/-32</text:p>
          </draw:text-box>
        </draw:frame>
        <draw:frame draw:style-name="gr18" draw:layer="layout" svg:width="1.3cm" svg:height="0.603cm" svg:x="9.7cm" svg:y="9.404cm">
          <draw:text-box>
            <text:p>73/-37</text:p>
          </draw:text-box>
        </draw:frame>
        <draw:frame draw:style-name="gr18" draw:layer="layout" svg:width="1.6cm" svg:height="0.603cm" svg:x="12.9cm" svg:y="9.7cm">
          <draw:text-box>
            <text:p>97,5/-36</text:p>
          </draw:text-box>
        </draw:frame>
        <draw:frame draw:style-name="gr18" draw:layer="layout" svg:width="1.6cm" svg:height="0.603cm" svg:x="13cm" svg:y="7.605cm">
          <draw:text-box>
            <text:p>100/-16</text:p>
          </draw:text-box>
        </draw:frame>
        <draw:line draw:style-name="gr9" draw:text-style-name="P5" draw:layer="layout" svg:x1="6cm" svg:y1="6.4cm" svg:x2="6cm" svg:y2="5.54cm">
          <text:p/>
        </draw:line>
        <draw:frame draw:style-name="gr18" draw:layer="layout" svg:width="0.6cm" svg:height="0.504cm" svg:x="6.1cm" svg:y="5.734cm">
          <draw:text-box>
            <text:p>8,6</text:p>
          </draw:text-box>
        </draw:frame>
        <draw:line draw:style-name="gr6" draw:text-style-name="P5" draw:layer="layout" svg:x1="5.3cm" svg:y1="5.54cm" svg:x2="6.1cm" svg:y2="5.54cm">
          <text:p/>
        </draw:line>
        <draw:frame draw:style-name="gr18" draw:layer="layout" svg:width="0.8cm" svg:height="0.603cm" svg:x="2.66cm" svg:y="5.732cm">
          <draw:text-box>
            <text:p>0/0</text:p>
          </draw:text-box>
        </draw:frame>
        <draw:custom-shape draw:style-name="gr19" draw:text-style-name="P10" draw:layer="layout" svg:width="0.2cm" svg:height="0.2cm" svg:x="2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0" draw:text-style-name="P11" draw:layer="layout" svg:width="6.991cm" svg:height="0.9cm" draw:transform="rotate (0.124267442741996) translate (5.1005091851619cm 4.64894084672731cm)" svg:viewBox="0 0 6992 901" draw:points="6992,900 0,901 0,401 1900,1 4992,0 6992,400">
          <text:p/>
        </draw:polygon>
        <draw:frame draw:style-name="gr5" draw:layer="layout" svg:width="2.68cm" svg:height="0.7cm" svg:x="7.408cm" svg:y="4.302cm">
          <draw:text-box>
            <text:p>(70,4 x 11,8)</text:p>
          </draw:text-box>
        </draw:frame>
        <draw:polygon draw:style-name="gr21" draw:text-style-name="P12" draw:layer="layout" svg:width="6.991cm" svg:height="0.9cm" draw:transform="rotate (3.0173252108478) translate (12.0385920019311cm 9.01670257917055cm)" svg:viewBox="0 0 6992 901" draw:points="0,900 6992,901 6992,401 5092,1 2000,0 0,4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Widerstandswert" style:family="graphic" style:parent-style-name="standard">
      <style:graphic-properties draw:stroke="none" draw:stroke-dash="Dash_20_1" svg:stroke-color="#000000" draw:fill="none" draw:fill-color="#ffffff" draw:textarea-horizontal-align="left" draw:auto-grow-height="false" draw:auto-grow-width="false" draw:fit-to-size="true" style:shrink-to-fit="false" fo:min-height="1.475cm" fo:min-width="0.575cm" fo:padding-top="0.1cm" fo:padding-bottom="0.1cm" fo:padding-left="0.1cm" fo:padding-right="0.1cm"/>
      <style:text-properties fo:font-size="12pt" style:font-size-asian="12pt" style:font-size-complex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8-18T20:26:03.84</meta:creation-date>
    <dc:date>2025-06-12T12:07:25.860880200</dc:date>
    <meta:editing-duration>PT12H6M3S</meta:editing-duration>
    <meta:editing-cycles>55</meta:editing-cycles>
    <meta:generator>LibreOffice/25.2.4.3$Windows_X86_64 LibreOffice_project/33e196637044ead23f5c3226cde09b47731f7e27</meta:generator>
    <meta:printed-by>Karl Hartinger</meta:printed-by>
    <meta:print-date>2010-08-18T21:59:09.26</meta:print-date>
    <meta:document-statistic meta:object-count="149"/>
  </office:meta>
</office:document-meta>
</file>